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nnana</text:p>
      <text:p text:style-name="Standard">dog</text:p>
      <text:p text:style-name="Standard">human</text:p>
      <text:p text:style-name="Standard">alien</text:p>
      <text:p text:style-name="Standard">student</text:p>
      <text:p text:style-name="Standard">teacher</text:p>
      <text:p text:style-name="Standard">swordsman</text:p>
      <text:p text:style-name="Standard">spearman</text:p>
      <text:p text:style-name="Standard">catapult</text:p>
      <text:p text:style-name="Standard">ghost</text:p>
      <text:p text:style-name="Standard">caravel</text:p>
      <text:p text:style-name="Standard">frigate</text:p>
      <text:p text:style-name="Standard">destroyer</text:p>
      <text:p text:style-name="Standard">battleship</text:p>
      <text:p text:style-name="Standard">cog</text:p>
      <text:p text:style-name="Standard">trader</text:p>
      <text:p text:style-name="Standard">player</text:p>
      <text:p text:style-name="Standard">thug</text:p>
      <text:p text:style-name="Standard">criminal</text:p>
      <text:p text:style-name="Standard">lab aide</text:p>
      <text:p text:style-name="Standard">art</text:p>
      <text:p text:style-name="Standard">beech</text:p>
      <text:p text:style-name="Standard">camp</text:p>
      <text:p text:style-name="Standard">ear</text:p>
      <text:p text:style-name="Standard">lasagna</text:p>
      <text:p text:style-name="Standard">quill</text:p>
      <text:p text:style-name="Standard">recorder</text:p>
      <text:p text:style-name="Standard">sun</text:p>
      <text:p text:style-name="Standard">theater</text:p>
      <text:p text:style-name="Standard">volcano</text:p>
      <text:p text:style-name="Standard">arch</text:p>
      <text:p text:style-name="Standard">century</text:p>
      <text:p text:style-name="Standard">horse</text:p>
      <text:p text:style-name="Standard">lan</text:p>
      <text:p text:style-name="Standard">liver</text:p>
      <text:p text:style-name="Standard">measure</text:p>
      <text:p text:style-name="Standard">nose</text:p>
      <text:p text:style-name="Standard">okra</text:p>
      <text:p text:style-name="Standard">pakistani</text:p>
      <text:p text:style-name="Standard">wh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9S</meta:editing-duration>
    <meta:editing-cycles>4</meta:editing-cycles>
    <meta:generator>OpenOffice/4.0.1$Win32 OpenOffice.org_project/401m5$Build-9714</meta:generator>
    <dc:date>2015-10-05T12:10:50.90</dc:date>
    <dc:creator>CISD CISD</dc:creator>
    <meta:document-statistic meta:table-count="0" meta:image-count="0" meta:object-count="0" meta:page-count="1" meta:paragraph-count="40" meta:word-count="41" meta:character-count="237"/>
    <meta:user-defined meta:name="Info 1"/>
    <meta:user-defined meta:name="Info 2"/>
    <meta:user-defined meta:name="Info 3"/>
    <meta:user-defined meta:name="Info 4"/>
  </office:meta>
</office:document-meta>
</file>